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Source Code Pro Medium" svg:font-family="'Source Code Pro Medium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1b4"/>
    </style:style>
    <style:style style:name="P2" style:family="paragraph" style:parent-style-name="Standard">
      <style:text-properties officeooo:rsid="0017e8a1" officeooo:paragraph-rsid="00130f30"/>
    </style:style>
    <style:style style:name="P3" style:family="paragraph" style:parent-style-name="Standard">
      <style:text-properties officeooo:rsid="0060d9aa" officeooo:paragraph-rsid="00130f30"/>
    </style:style>
    <style:style style:name="P4" style:family="paragraph" style:parent-style-name="Text_20_body">
      <style:text-properties officeooo:paragraph-rsid="00130f30"/>
    </style:style>
    <style:style style:name="P5" style:family="paragraph" style:parent-style-name="Text_20_body">
      <style:text-properties officeooo:rsid="001a1b43" officeooo:paragraph-rsid="00130f30"/>
    </style:style>
    <style:style style:name="P6" style:family="paragraph" style:parent-style-name="Text_20_body">
      <style:text-properties officeooo:paragraph-rsid="003bf3b8"/>
    </style:style>
    <style:style style:name="P7" style:family="paragraph" style:parent-style-name="Text_20_body">
      <style:text-properties officeooo:rsid="006f0aea" officeooo:paragraph-rsid="006f0aea"/>
    </style:style>
    <style:style style:name="P8" style:family="paragraph" style:parent-style-name="Text_20_body">
      <style:text-properties officeooo:paragraph-rsid="0025ec7c"/>
    </style:style>
    <style:style style:name="P9" style:family="paragraph" style:parent-style-name="Text_20_body">
      <style:text-properties officeooo:rsid="007bd10e" officeooo:paragraph-rsid="007bd10e"/>
    </style:style>
    <style:style style:name="P10" style:family="paragraph" style:parent-style-name="Text_20_body">
      <style:text-properties officeooo:rsid="007da640" officeooo:paragraph-rsid="007bd10e"/>
    </style:style>
    <style:style style:name="P11" style:family="paragraph" style:parent-style-name="Text_20_body">
      <style:text-properties officeooo:rsid="007f626f" officeooo:paragraph-rsid="007f626f"/>
    </style:style>
    <style:style style:name="P12" style:family="paragraph" style:parent-style-name="Title">
      <style:text-properties officeooo:rsid="007a2071" officeooo:paragraph-rsid="007a2071"/>
    </style:style>
    <style:style style:name="P13" style:family="paragraph" style:parent-style-name="Text_20_body">
      <style:text-properties officeooo:rsid="007fb2e2" officeooo:paragraph-rsid="007fb2e2"/>
    </style:style>
    <style:style style:name="P14" style:family="paragraph" style:parent-style-name="Text_20_body">
      <style:text-properties officeooo:rsid="007f626f" officeooo:paragraph-rsid="007f626f"/>
    </style:style>
    <style:style style:name="P15" style:family="paragraph" style:parent-style-name="Text_20_body">
      <style:text-properties officeooo:rsid="0080b4b7" officeooo:paragraph-rsid="0080b4b7"/>
    </style:style>
    <style:style style:name="P16" style:family="paragraph" style:parent-style-name="Text_20_body">
      <style:text-properties officeooo:rsid="0081e1ec" officeooo:paragraph-rsid="0081e1ec"/>
    </style:style>
    <style:style style:name="P17" style:family="paragraph" style:parent-style-name="Text_20_body">
      <style:text-properties officeooo:rsid="0082cecb" officeooo:paragraph-rsid="0082cecb"/>
    </style:style>
    <style:style style:name="T1" style:family="text">
      <style:text-properties officeooo:rsid="007fb2e2"/>
    </style:style>
    <style:style style:name="T2" style:family="text">
      <style:text-properties officeooo:rsid="008431a0"/>
    </style:style>
    <style:style style:name="T3" style:family="text">
      <style:text-properties fo:font-weight="bold" officeooo:rsid="007fb2e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12">Ruby</text:p>
      <text:p text:style-name="P4"/>
      <text:p text:style-name="P4"/>
      <text:p text:style-name="P4"/>
      <text:h text:style-name="Heading_20_1" text:outline-level="1">Class variables, class instance variables and instance variables</text:h>
      <text:p text:style-name="P9"/>
      <text:p text:style-name="P10"/>
      <text:p text:style-name="P11"><text:a xlink:type="simple" xlink:href="https://rubymonk.com/learning/books/4-ruby-primer-ascent/chapters/45-more-classes/lessons/110-instance-variables" text:style-name="Internet_20_link" text:visited-style-name="Visited_20_Internet_20_Link">https://rubymonk.com/learning/books/4-ruby-primer-ascent/chapters/45-more-classes/lessons/110-instance-variables</text:a></text:p>
      <text:p text:style-name="P11"><text:a xlink:type="simple" xlink:href="http://www.railstips.org/blog/archives/2006/11/18/class-and-instance-variables-in-ruby/" text:style-name="Internet_20_link" text:visited-style-name="Visited_20_Internet_20_Link">http://www.railstips.org/blog/archives/2006/11/18/class-and-instance-variables-in-ruby/</text:a></text:p>
      <text:p text:style-name="P11"><text:a xlink:type="simple" xlink:href="http://thinkrelevance.com/blog/articles/2006/11/16/use-class-instance-variables-not-class-variables" text:style-name="Internet_20_link" text:visited-style-name="Visited_20_Internet_20_Link">http://thinkrelevance.com/blog/articles/2006/11/16/use-class-instance-variables-not-class-variables</text:a></text:p>
      <text:p text:style-name="P11"/>
      <text:p text:style-name="P15"><text:a xlink:type="simple" xlink:href="http://ruby-doc.org/docs/ruby-doc-bundle/FAQ/FAQ.html" text:style-name="Internet_20_link" text:visited-style-name="Visited_20_Internet_20_Link">http://ruby-doc.org/docs/ruby-doc-bundle/FAQ/FAQ.html</text:a> from 8.3:</text:p>
      <text:p text:style-name="P15">(1) is a class instance variable, and (2) is an ordinary instance variable (which, not having been initialized, has a value of nil). (2) belongs to an instance of class Foo, and (1) belongs to the class object Foo, which is an instance of Class class. (phew!)</text:p>
      <text:p text:style-name="P15">There is no way to access class instance variables from instance methods.</text:p>
      <text:p text:style-name="P16">What about accessing an instance variable from a class method?</text:p>
      <text:p text:style-name="P16">You can't either because there is no way to tell which object you want to access the instance variable from.</text:p>
      <text:p text:style-name="P11"/>
      <text:p text:style-name="P17">FernandoBasso&gt; But still, that was as much as I could get from ruby-doc.org.<text:line-break/><text:span text:style-name="T1">&lt;Mon_Ouie&gt; It's mostly because the distinction between "instance variable" and "class instance variable" does not matter to Ruby, it's just convenient to refer to them that way. </text:span><text:span text:style-name="T3">@foo always refers to the instance variable called '@foo' of whatever happens to be self when it gets evaluated.</text:span><text:span text:style-name="T1"> That thing could be a class or any other type of object</text:span></text:p>
      <text:p text:style-name="P13"/>
      <text:p text:style-name="_5f_code1">class Thing<text:line-break/><text:line-break/> <text:s text:c="3"/>@counter = 20<text:line-break/><text:line-break/> <text:s text:c="3"/>def initialize<text:line-break/> <text:s text:c="7"/># Here, `self` is an instance of `thing`. By default, methods<text:line-break/> <text:s text:c="7"/># use `self` to point to instances of a class. If you want<text:line-break/> <text:s text:c="7"/># a different behaviour, you have to be explicit, like &lt;2&gt; and &lt;3&gt;<text:line-break/> <text:s text:c="7"/><text:span text:style-name="T2">@</text:span>counter = 10<text:line-break/> <text:s text:c="3"/>end<text:line-break/><text:line-break/> <text:s text:c="3"/>def counter= val<text:line-break/> <text:s text:c="7"/>@counter = val<text:line-break/><text:soft-page-break/> <text:s text:c="3"/>end<text:line-break/><text:line-break/> <text:s text:c="3"/>def counter<text:line-break/> <text:s text:c="7"/>@counter<text:line-break/> <text:s text:c="3"/>end<text:line-break/><text:line-break/> <text:s text:c="3"/># &lt;2&gt;<text:line-break/> <text:s text:c="3"/>def self.counter= val<text:line-break/> <text:s text:c="7"/>@counter = val<text:line-break/> <text:s text:c="3"/>end<text:line-break/><text:line-break/> <text:s text:c="3"/># &lt;3&gt;<text:line-break/> <text:s text:c="3"/>def self.counter<text:line-break/> <text:s text:c="7"/>@counter<text:line-break/> <text:s text:c="3"/>end<text:line-break/>end<text:line-break/><text:line-break/>thing = Thing.new<text:line-break/>p thing.counter<text:line-break/># 10<text:line-break/><text:line-break/>p Thing.counter<text:line-break/># 20<text:line-break/><text:line-break/>Thing.counter = 91<text:line-break/>p Thing.counter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6"/>
      <text:p text:style-name="P5"/>
      <text:p text:style-name="P8"/>
      <text:p text:style-name="Text_20_body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Source Code Pro Medium" svg:font-family="'Source Code Pro Medium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end" style:justify-single-word="false" fo:text-indent="0cm" style:auto-text-indent="fals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f_code1" style:display-name="_code1" style:family="paragraph" style:parent-style-name="Standard">
      <loext:graphic-properties draw:fill="solid" draw:fill-color="#eeeeee" draw:fill-image-width="0cm" draw:fill-image-height="0cm"/>
      <style:paragraph-properties fo:background-color="#eeeeee"/>
      <style:text-properties fo:color="#4b1f6f" style:font-name="Source Code Pro Medium" fo:font-family="'Source Code Pro Medium'" style:font-style-name="Regular" style:font-pitch="fixed" fo:font-size="10.5pt" fo:language="zxx" fo:country="none" fo:font-weight="normal" style:font-size-asian="10.5pt"/>
    </style:style>
    <style:style style:name="_5f_comment1" style:display-name="_comment1" style:family="paragraph" style:parent-style-name="Standard">
      <loext:graphic-properties draw:fill="solid" draw:fill-color="#eeeeee" draw:fill-image-width="0cm" draw:fill-image-height="0cm"/>
      <style:paragraph-properties fo:background-color="#eeeeee"/>
      <style:text-properties style:font-name="Source Code Pro Light" fo:font-family="'Source Code Pro Light'" style:font-style-name="Light" style:font-pitch="fixed" fo:font-size="10.5pt" fo:font-weight="250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_5f_code1" style:display-name="_code1" style:family="text">
      <style:text-properties style:font-name="Source Code Pro Light" fo:font-family="'Source Code Pro Light'" style:font-style-name="Light" style:font-pitch="fixed" fo:font-size="11pt" fo:language="zxx" fo:country="none" fo:font-weight="250" style:font-size-asian="10.5pt"/>
    </style:style>
    <style:style style:name="_5f_comment1" style:display-name="_comment1" style:family="text">
      <style:text-properties fo:color="#333333" style:font-name="Source Code Pro Light" fo:font-family="'Source Code Pro Light'" style:font-style-name="Light" style:font-pitch="fixed" fo:font-size="10.5pt" fo:font-weight="25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30cm" style:num-format="1" style:print-orientation="portrait" fo:margin-top="1cm" fo:margin-bottom="1cm" fo:margin-left="1.499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30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0:56:39.110137218</meta:creation-date>
    <dc:title>Summaries 1</dc:title>
    <meta:editing-duration>PT47M41S</meta:editing-duration>
    <meta:editing-cycles>10</meta:editing-cycles>
    <meta:generator>LibreOffice/5.0.4.2$Windows_x86 LibreOffice_project/2b9802c1994aa0b7dc6079e128979269cf95bc78</meta:generator>
    <meta:initial-creator>Fernando Basso</meta:initial-creator>
    <dc:date>2016-01-04T16:01:46.937000000</dc:date>
    <dc:creator>Fernando Basso</dc:creator>
    <meta:document-statistic meta:table-count="0" meta:image-count="0" meta:object-count="0" meta:page-count="3" meta:paragraph-count="12" meta:word-count="266" meta:character-count="1969" meta:non-whitespace-character-count="1589"/>
    <meta:template xlink:type="simple" xlink:actuate="onRequest" xlink:title="Summaries 1" xlink:href="../../../../.config/libreoffice/4/user/template/Summaries%2011.ott" meta:date="2016-01-02T10:56:38.902686137"/>
  </office:meta>
</office:document-meta>
</file>